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0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1.0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2098in"/>
    </style:style>
    <style:style style:name="co9" style:family="table-column">
      <style:table-column-properties fo:break-before="auto" style:column-width="1.2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uperScopeNetLeng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tName </text:p>
          </table:table-cell>
          <table:table-cell office:value-type="string" calcext:value-type="string">
            <text:p><text:s/>NetLength </text:p>
          </table:table-cell>
          <table:table-cell office:value-type="string" calcext:value-type="string">
            <text:p><text:s/>Unit</text:p>
          </table:table-cell>
          <table:table-cell office:value-type="string" calcext:value-type="string">
            <text:p><text:s/>NumSegments</text:p>
          </table:table-cell>
        </table:table-row>
        <table:table-row table:style-name="ro1">
          <table:table-cell office:value-type="string" calcext:value-type="string">
            <text:p>A0 </text:p>
          </table:table-cell>
          <table:table-cell office:value-type="float" office:value="36.6437" calcext:value-type="float">
            <text:p>36.6437</text:p>
          </table:table-cell>
          <table:table-cell office:value-type="string" calcext:value-type="string">
            <text:p><text:s/>m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47.8724" calcext:value-type="float">
            <text:p>47.8724</text:p>
          </table:table-cell>
          <table:table-cell office:value-type="string" calcext:value-type="string">
            <text:p><text:s/>mm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2 </text:p>
          </table:table-cell>
          <table:table-cell office:value-type="float" office:value="34.2219" calcext:value-type="float">
            <text:p>34.2219</text:p>
          </table:table-cell>
          <table:table-cell office:value-type="string" calcext:value-type="string">
            <text:p><text:s/>m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3 </text:p>
          </table:table-cell>
          <table:table-cell office:value-type="float" office:value="38.3312" calcext:value-type="float">
            <text:p>38.3312</text:p>
          </table:table-cell>
          <table:table-cell office:value-type="string" calcext:value-type="string">
            <text:p><text:s/>m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4 </text:p>
          </table:table-cell>
          <table:table-cell office:value-type="float" office:value="39.4155" calcext:value-type="float">
            <text:p>39.4155</text:p>
          </table:table-cell>
          <table:table-cell office:value-type="string" calcext:value-type="string">
            <text:p><text:s/>m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5 </text:p>
          </table:table-cell>
          <table:table-cell office:value-type="float" office:value="34.077" calcext:value-type="float">
            <text:p>34.077</text:p>
          </table:table-cell>
          <table:table-cell office:value-type="string" calcext:value-type="string">
            <text:p><text:s/>mm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6 </text:p>
          </table:table-cell>
          <table:table-cell office:value-type="float" office:value="47.0003" calcext:value-type="float">
            <text:p>47.0003</text:p>
          </table:table-cell>
          <table:table-cell office:value-type="string" calcext:value-type="string">
            <text:p><text:s/>m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7 </text:p>
          </table:table-cell>
          <table:table-cell office:value-type="float" office:value="34.2395" calcext:value-type="float">
            <text:p>34.2395</text:p>
          </table:table-cell>
          <table:table-cell office:value-type="string" calcext:value-type="string">
            <text:p><text:s/>mm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8 </text:p>
          </table:table-cell>
          <table:table-cell office:value-type="float" office:value="35.7132" calcext:value-type="float">
            <text:p>35.7132</text:p>
          </table:table-cell>
          <table:table-cell office:value-type="string" calcext:value-type="string">
            <text:p><text:s/>m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9 </text:p>
          </table:table-cell>
          <table:table-cell office:value-type="float" office:value="41.741" calcext:value-type="float">
            <text:p>41.741</text:p>
          </table:table-cell>
          <table:table-cell office:value-type="string" calcext:value-type="string">
            <text:p><text:s/>m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10 </text:p>
          </table:table-cell>
          <table:table-cell office:value-type="float" office:value="48.2328" calcext:value-type="float">
            <text:p>48.2328</text:p>
          </table:table-cell>
          <table:table-cell office:value-type="string" calcext:value-type="string">
            <text:p><text:s/>mm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11 </text:p>
          </table:table-cell>
          <table:table-cell office:value-type="float" office:value="35.0507" calcext:value-type="float">
            <text:p>35.0507</text:p>
          </table:table-cell>
          <table:table-cell office:value-type="string" calcext:value-type="string">
            <text:p><text:s/>m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12 </text:p>
          </table:table-cell>
          <table:table-cell office:value-type="float" office:value="43.8605" calcext:value-type="float">
            <text:p>43.8605</text:p>
          </table:table-cell>
          <table:table-cell office:value-type="string" calcext:value-type="string">
            <text:p><text:s/>m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13 </text:p>
          </table:table-cell>
          <table:table-cell office:value-type="float" office:value="37.0967" calcext:value-type="float">
            <text:p>37.0967</text:p>
          </table:table-cell>
          <table:table-cell office:value-type="string" calcext:value-type="string">
            <text:p><text:s/>m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0 </text:p>
          </table:table-cell>
          <table:table-cell office:value-type="float" office:value="35.1068" calcext:value-type="float">
            <text:p>35.1068</text:p>
          </table:table-cell>
          <table:table-cell office:value-type="string" calcext:value-type="string">
            <text:p><text:s/>mm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A1 </text:p>
          </table:table-cell>
          <table:table-cell office:value-type="float" office:value="33.6063" calcext:value-type="float">
            <text:p>33.6063</text:p>
          </table:table-cell>
          <table:table-cell office:value-type="string" calcext:value-type="string">
            <text:p><text:s/>mm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2 </text:p>
          </table:table-cell>
          <table:table-cell office:value-type="float" office:value="43.1529" calcext:value-type="float">
            <text:p>43.1529</text:p>
          </table:table-cell>
          <table:table-cell office:value-type="string" calcext:value-type="string">
            <text:p><text:s/>mm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WEN </text:p>
          </table:table-cell>
          <table:table-cell office:value-type="float" office:value="34.4769" calcext:value-type="float">
            <text:p>34.4769</text:p>
          </table:table-cell>
          <table:table-cell office:value-type="string" calcext:value-type="string">
            <text:p><text:s/>m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DT </text:p>
          </table:table-cell>
          <table:table-cell office:value-type="float" office:value="34.299" calcext:value-type="float">
            <text:p>34.299</text:p>
          </table:table-cell>
          <table:table-cell office:value-type="string" calcext:value-type="string">
            <text:p><text:s/>mm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TN </text:p>
          </table:table-cell>
          <table:table-cell office:value-type="float" office:value="37.0122" calcext:value-type="float">
            <text:p>37.0122</text:p>
          </table:table-cell>
          <table:table-cell office:value-type="string" calcext:value-type="string">
            <text:p><text:s/>mm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K </text:p>
          </table:table-cell>
          <table:table-cell office:value-type="float" office:value="41.1015" calcext:value-type="float">
            <text:p>41.1015</text:p>
          </table:table-cell>
          <table:table-cell office:value-type="string" calcext:value-type="string">
            <text:p><text:s/>mm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KN </text:p>
          </table:table-cell>
          <table:table-cell office:value-type="float" office:value="41.187" calcext:value-type="float">
            <text:p>41.187</text:p>
          </table:table-cell>
          <table:table-cell office:value-type="string" calcext:value-type="string">
            <text:p><text:s/>mm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SN </text:p>
          </table:table-cell>
          <table:table-cell office:value-type="float" office:value="36.5777" calcext:value-type="float">
            <text:p>36.5777</text:p>
          </table:table-cell>
          <table:table-cell office:value-type="string" calcext:value-type="string">
            <text:p><text:s/>m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SN </text:p>
          </table:table-cell>
          <table:table-cell office:value-type="float" office:value="32.9617" calcext:value-type="float">
            <text:p>32.9617</text:p>
          </table:table-cell>
          <table:table-cell office:value-type="string" calcext:value-type="string">
            <text:p><text:s/>m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DM </text:p>
          </table:table-cell>
          <table:table-cell office:value-type="float" office:value="34.0134" calcext:value-type="float">
            <text:p>34.0134</text:p>
          </table:table-cell>
          <table:table-cell office:value-type="string" calcext:value-type="string">
            <text:p><text:s/>m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DQSN </text:p>
          </table:table-cell>
          <table:table-cell office:value-type="float" office:value="35.9782" calcext:value-type="float">
            <text:p>35.9782</text:p>
          </table:table-cell>
          <table:table-cell office:value-type="string" calcext:value-type="string">
            <text:p><text:s/>m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DQS </text:p>
          </table:table-cell>
          <table:table-cell office:value-type="float" office:value="35.9048" calcext:value-type="float">
            <text:p>35.9048</text:p>
          </table:table-cell>
          <table:table-cell office:value-type="string" calcext:value-type="string">
            <text:p><text:s/>m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Q0 </text:p>
          </table:table-cell>
          <table:table-cell office:value-type="float" office:value="32.9373" calcext:value-type="float">
            <text:p>32.9373</text:p>
          </table:table-cell>
          <table:table-cell office:value-type="string" calcext:value-type="string">
            <text:p><text:s/>mm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Q1 </text:p>
          </table:table-cell>
          <table:table-cell office:value-type="float" office:value="32.8656" calcext:value-type="float">
            <text:p>32.8656</text:p>
          </table:table-cell>
          <table:table-cell office:value-type="string" calcext:value-type="string">
            <text:p><text:s/>m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Q2 </text:p>
          </table:table-cell>
          <table:table-cell office:value-type="float" office:value="32.324" calcext:value-type="float">
            <text:p>32.324</text:p>
          </table:table-cell>
          <table:table-cell office:value-type="string" calcext:value-type="string">
            <text:p><text:s/>m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Q3 </text:p>
          </table:table-cell>
          <table:table-cell office:value-type="float" office:value="33.9919" calcext:value-type="float">
            <text:p>33.9919</text:p>
          </table:table-cell>
          <table:table-cell office:value-type="string" calcext:value-type="string">
            <text:p><text:s/>m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Q4 </text:p>
          </table:table-cell>
          <table:table-cell office:value-type="float" office:value="32.6737" calcext:value-type="float">
            <text:p>32.6737</text:p>
          </table:table-cell>
          <table:table-cell office:value-type="string" calcext:value-type="string">
            <text:p><text:s/>m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Q5 </text:p>
          </table:table-cell>
          <table:table-cell office:value-type="float" office:value="34.8432" calcext:value-type="float">
            <text:p>34.8432</text:p>
          </table:table-cell>
          <table:table-cell office:value-type="string" calcext:value-type="string">
            <text:p><text:s/>m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Q6 </text:p>
          </table:table-cell>
          <table:table-cell office:value-type="float" office:value="33.4461" calcext:value-type="float">
            <text:p>33.4461</text:p>
          </table:table-cell>
          <table:table-cell office:value-type="string" calcext:value-type="string">
            <text:p><text:s/>m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Q7 </text:p>
          </table:table-cell>
          <table:table-cell office:value-type="float" office:value="33.928" calcext:value-type="float">
            <text:p>33.928</text:p>
          </table:table-cell>
          <table:table-cell office:value-type="string" calcext:value-type="string">
            <text:p><text:s/>mm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heet1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DIFFERENTIAL DIFF</text:p>
          </table:table-cell>
          <table:table-cell office:value-type="string" calcext:value-type="string">
            <text:p>CK DIFF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DQS DIFF</text:p>
          </table:table-cell>
          <table:table-cell office:value-type="string" calcext:value-type="string">
            <text:p>CK diff time [ps]</text:p>
          </table:table-cell>
          <table:table-cell table:style-name="Default" office:value-type="string" calcext:value-type="string">
            <text:p>Time [ps]</text:p>
          </table:table-cell>
          <table:table-cell office:value-type="string" calcext:value-type="string">
            <text:p>LQS diff [p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</text:p>
          </table:table-cell>
          <table:table-cell/>
          <table:table-cell table:formula="of:=[.D2]-[.D$23]" office:value-type="float" office:value="-178.87007855771" calcext:value-type="float">
            <text:p>-178.8700785577</text:p>
          </table:table-cell>
          <table:table-cell table:formula="of:=[SuperScopeNetLength.B2]*39.3700787" office:value-type="float" office:value="1442.66535285919" calcext:value-type="float">
            <text:p>1442.6653528592</text:p>
          </table:table-cell>
          <table:table-cell table:formula="of:=[.D2]-[.D$28]" office:value-type="float" office:value="29.09055115143" calcext:value-type="float">
            <text:p>29.0905511514</text:p>
          </table:table-cell>
          <table:table-cell table:formula="of:=[.G2]-[.G$23]" office:value-type="float" office:value="-24.98815" calcext:value-type="float">
            <text:p>-24.98815</text:p>
          </table:table-cell>
          <table:table-cell table:formula="of:=[SuperScopeNetLength.B2]*5.5" office:value-type="float" office:value="201.54035" calcext:value-type="float">
            <text:p>201.54035000000</text:p>
          </table:table-cell>
          <table:table-cell table:formula="of:=[.G2]-[.G$28]" office:value-type="float" office:value="4.06394999999998" calcext:value-type="float">
            <text:p>4.06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</text:p>
          </table:table-cell>
          <table:table-cell/>
          <table:table-cell table:formula="of:=[.D3]-[.D$23]" office:value-type="float" office:value="263.20472414098" calcext:value-type="float">
            <text:p>263.204724141</text:p>
          </table:table-cell>
          <table:table-cell table:formula="of:=[SuperScopeNetLength.B3]*39.3700787" office:value-type="float" office:value="1884.74015555788" calcext:value-type="float">
            <text:p>1884.7401555579</text:p>
          </table:table-cell>
          <table:table-cell table:formula="of:=[.D3]-[.D$28]" office:value-type="float" office:value="471.16535385012" calcext:value-type="float">
            <text:p>471.1653538501</text:p>
          </table:table-cell>
          <table:table-cell table:formula="of:=[.G3]-[.G$23]" office:value-type="float" office:value="36.7697" calcext:value-type="float">
            <text:p>36.7697</text:p>
          </table:table-cell>
          <table:table-cell table:formula="of:=[SuperScopeNetLength.B3]*5.5" office:value-type="float" office:value="263.2982" calcext:value-type="float">
            <text:p>263.29820000000</text:p>
          </table:table-cell>
          <table:table-cell table:formula="of:=[.G3]-[.G$28]" office:value-type="float" office:value="65.8218" calcext:value-type="float">
            <text:p>65.8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 </text:p>
          </table:table-cell>
          <table:table-cell/>
          <table:table-cell table:formula="of:=[.D4]-[.D$23]" office:value-type="float" office:value="-274.21653515337" calcext:value-type="float">
            <text:p>-274.2165351534</text:p>
          </table:table-cell>
          <table:table-cell table:formula="of:=[SuperScopeNetLength.B4]*39.3700787" office:value-type="float" office:value="1347.31889626353" calcext:value-type="float">
            <text:p>1347.3188962635</text:p>
          </table:table-cell>
          <table:table-cell table:formula="of:=[.D4]-[.D$28]" office:value-type="float" office:value="-66.2559054442302" calcext:value-type="float">
            <text:p>-66.2559054442</text:p>
          </table:table-cell>
          <table:table-cell table:formula="of:=[.G4]-[.G$23]" office:value-type="float" office:value="-38.30805" calcext:value-type="float">
            <text:p>-38.30805</text:p>
          </table:table-cell>
          <table:table-cell table:formula="of:=[SuperScopeNetLength.B4]*5.5" office:value-type="float" office:value="188.22045" calcext:value-type="float">
            <text:p>188.22045000000</text:p>
          </table:table-cell>
          <table:table-cell table:formula="of:=[.G4]-[.G$28]" office:value-type="float" office:value="-9.25595000000001" calcext:value-type="float">
            <text:p>-9.25595</text:p>
          </table:table-cell>
          <table:table-cell office:value-type="string" calcext:value-type="string">
            <text:p>SuperScopeNetLength</text:p>
          </table:table-cell>
          <table:table-cell/>
        </table:table-row>
        <table:table-row table:style-name="ro1">
          <table:table-cell office:value-type="string" calcext:value-type="string">
            <text:p>A3 </text:p>
          </table:table-cell>
          <table:table-cell/>
          <table:table-cell table:formula="of:=[.D5]-[.D$23]" office:value-type="float" office:value="-112.43307075146" calcext:value-type="float">
            <text:p>-112.4330707515</text:p>
          </table:table-cell>
          <table:table-cell table:formula="of:=[SuperScopeNetLength.B5]*39.3700787" office:value-type="float" office:value="1509.10236066544" calcext:value-type="float">
            <text:p>1509.1023606654</text:p>
          </table:table-cell>
          <table:table-cell table:formula="of:=[.D5]-[.D$28]" office:value-type="float" office:value="95.52755895768" calcext:value-type="float">
            <text:p>95.5275589577</text:p>
          </table:table-cell>
          <table:table-cell table:formula="of:=[.G5]-[.G$23]" office:value-type="float" office:value="-15.7069" calcext:value-type="float">
            <text:p>-15.7069</text:p>
          </table:table-cell>
          <table:table-cell table:formula="of:=[SuperScopeNetLength.B5]*5.5" office:value-type="float" office:value="210.8216" calcext:value-type="float">
            <text:p>210.82160000000</text:p>
          </table:table-cell>
          <table:table-cell table:formula="of:=[.G5]-[.G$28]" office:value-type="float" office:value="13.3452" calcext:value-type="float">
            <text:p>13.3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 </text:p>
          </table:table-cell>
          <table:table-cell/>
          <table:table-cell table:formula="of:=[.D6]-[.D$23]" office:value-type="float" office:value="-69.7440944170498" calcext:value-type="float">
            <text:p>-69.744094417</text:p>
          </table:table-cell>
          <table:table-cell table:formula="of:=[SuperScopeNetLength.B6]*39.3700787" office:value-type="float" office:value="1551.79133699985" calcext:value-type="float">
            <text:p>1551.7913369999</text:p>
          </table:table-cell>
          <table:table-cell table:formula="of:=[.D6]-[.D$28]" office:value-type="float" office:value="138.21653529209" calcext:value-type="float">
            <text:p>138.2165352921</text:p>
          </table:table-cell>
          <table:table-cell table:formula="of:=[.G6]-[.G$23]" office:value-type="float" office:value="-9.74325000000002" calcext:value-type="float">
            <text:p>-9.74325</text:p>
          </table:table-cell>
          <table:table-cell table:formula="of:=[SuperScopeNetLength.B6]*5.5" office:value-type="float" office:value="216.78525" calcext:value-type="float">
            <text:p>216.78525000000</text:p>
          </table:table-cell>
          <table:table-cell table:formula="of:=[.G6]-[.G$28]" office:value-type="float" office:value="19.30885" calcext:value-type="float">
            <text:p>19.3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 </text:p>
          </table:table-cell>
          <table:table-cell/>
          <table:table-cell table:formula="of:=[.D7]-[.D$23]" office:value-type="float" office:value="-279.921259557" calcext:value-type="float">
            <text:p>-279.921259557</text:p>
          </table:table-cell>
          <table:table-cell table:formula="of:=[SuperScopeNetLength.B7]*39.3700787" office:value-type="float" office:value="1341.6141718599" calcext:value-type="float">
            <text:p>1341.6141718599</text:p>
          </table:table-cell>
          <table:table-cell table:formula="of:=[.D7]-[.D$28]" office:value-type="float" office:value="-71.9606298478602" calcext:value-type="float">
            <text:p>-71.9606298479</text:p>
          </table:table-cell>
          <table:table-cell table:formula="of:=[.G7]-[.G$23]" office:value-type="float" office:value="-39.105" calcext:value-type="float">
            <text:p>-39.105</text:p>
          </table:table-cell>
          <table:table-cell table:formula="of:=[SuperScopeNetLength.B7]*5.5" office:value-type="float" office:value="187.4235" calcext:value-type="float">
            <text:p>187.42350000000</text:p>
          </table:table-cell>
          <table:table-cell table:formula="of:=[.G7]-[.G$28]" office:value-type="float" office:value="-10.0529" calcext:value-type="float">
            <text:p>-10.0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 </text:p>
          </table:table-cell>
          <table:table-cell/>
          <table:table-cell table:formula="of:=[.D8]-[.D$23]" office:value-type="float" office:value="228.87007850671" calcext:value-type="float">
            <text:p>228.8700785067</text:p>
          </table:table-cell>
          <table:table-cell table:formula="of:=[SuperScopeNetLength.B8]*39.3700787" office:value-type="float" office:value="1850.40550992361" calcext:value-type="float">
            <text:p>1850.4055099236</text:p>
          </table:table-cell>
          <table:table-cell table:formula="of:=[.D8]-[.D$28]" office:value-type="float" office:value="436.83070821585" calcext:value-type="float">
            <text:p>436.8307082159</text:p>
          </table:table-cell>
          <table:table-cell table:formula="of:=[.G8]-[.G$23]" office:value-type="float" office:value="31.97315" calcext:value-type="float">
            <text:p>31.97315</text:p>
          </table:table-cell>
          <table:table-cell table:formula="of:=[SuperScopeNetLength.B8]*5.5" office:value-type="float" office:value="258.50165" calcext:value-type="float">
            <text:p>258.50165000000</text:p>
          </table:table-cell>
          <table:table-cell table:formula="of:=[.G8]-[.G$28]" office:value-type="float" office:value="61.02525" calcext:value-type="float">
            <text:p>61.02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 </text:p>
          </table:table-cell>
          <table:table-cell/>
          <table:table-cell table:formula="of:=[.D9]-[.D$23]" office:value-type="float" office:value="-273.52362176825" calcext:value-type="float">
            <text:p>-273.5236217683</text:p>
          </table:table-cell>
          <table:table-cell table:formula="of:=[SuperScopeNetLength.B9]*39.3700787" office:value-type="float" office:value="1348.01180964865" calcext:value-type="float">
            <text:p>1348.0118096487</text:p>
          </table:table-cell>
          <table:table-cell table:formula="of:=[.D9]-[.D$28]" office:value-type="float" office:value="-65.56299205911" calcext:value-type="float">
            <text:p>-65.5629920591</text:p>
          </table:table-cell>
          <table:table-cell table:formula="of:=[.G9]-[.G$23]" office:value-type="float" office:value="-38.21125" calcext:value-type="float">
            <text:p>-38.21125</text:p>
          </table:table-cell>
          <table:table-cell table:formula="of:=[SuperScopeNetLength.B9]*5.5" office:value-type="float" office:value="188.31725" calcext:value-type="float">
            <text:p>188.31725000000</text:p>
          </table:table-cell>
          <table:table-cell table:formula="of:=[.G9]-[.G$28]" office:value-type="float" office:value="-9.15915000000001" calcext:value-type="float">
            <text:p>-9.15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 </text:p>
          </table:table-cell>
          <table:table-cell/>
          <table:table-cell table:formula="of:=[.D10]-[.D$23]" office:value-type="float" office:value="-215.50393678806" calcext:value-type="float">
            <text:p>-215.5039367881</text:p>
          </table:table-cell>
          <table:table-cell table:formula="of:=[SuperScopeNetLength.B10]*39.3700787" office:value-type="float" office:value="1406.03149462884" calcext:value-type="float">
            <text:p>1406.0314946288</text:p>
          </table:table-cell>
          <table:table-cell table:formula="of:=[.D10]-[.D$28]" office:value-type="float" office:value="-7.54330707892018" calcext:value-type="float">
            <text:p>-7.5433070789</text:p>
          </table:table-cell>
          <table:table-cell table:formula="of:=[.G10]-[.G$23]" office:value-type="float" office:value="-30.1059" calcext:value-type="float">
            <text:p>-30.1059</text:p>
          </table:table-cell>
          <table:table-cell table:formula="of:=[SuperScopeNetLength.B10]*5.5" office:value-type="float" office:value="196.4226" calcext:value-type="float">
            <text:p>196.42260000000</text:p>
          </table:table-cell>
          <table:table-cell table:formula="of:=[.G10]-[.G$28]" office:value-type="float" office:value="-1.05380000000002" calcext:value-type="float">
            <text:p>-1.0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 </text:p>
          </table:table-cell>
          <table:table-cell/>
          <table:table-cell table:formula="of:=[.D11]-[.D$23]" office:value-type="float" office:value="21.8110235998001" calcext:value-type="float">
            <text:p>21.8110235998</text:p>
          </table:table-cell>
          <table:table-cell table:formula="of:=[SuperScopeNetLength.B11]*39.3700787" office:value-type="float" office:value="1643.3464550167" calcext:value-type="float">
            <text:p>1643.3464550167</text:p>
          </table:table-cell>
          <table:table-cell table:formula="of:=[.D11]-[.D$28]" office:value-type="float" office:value="229.77165330894" calcext:value-type="float">
            <text:p>229.7716533089</text:p>
          </table:table-cell>
          <table:table-cell table:formula="of:=[.G11]-[.G$23]" office:value-type="float" office:value="3.047" calcext:value-type="float">
            <text:p>3.047</text:p>
          </table:table-cell>
          <table:table-cell table:formula="of:=[SuperScopeNetLength.B11]*5.5" office:value-type="float" office:value="229.5755" calcext:value-type="float">
            <text:p>229.57550000000</text:p>
          </table:table-cell>
          <table:table-cell table:formula="of:=[.G11]-[.G$28]" office:value-type="float" office:value="32.0991" calcext:value-type="float">
            <text:p>32.0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 </text:p>
          </table:table-cell>
          <table:table-cell/>
          <table:table-cell table:formula="of:=[.D12]-[.D$23]" office:value-type="float" office:value="277.39370050446" calcext:value-type="float">
            <text:p>277.3937005045</text:p>
          </table:table-cell>
          <table:table-cell table:formula="of:=[SuperScopeNetLength.B12]*39.3700787" office:value-type="float" office:value="1898.92913192136" calcext:value-type="float">
            <text:p>1898.9291319214</text:p>
          </table:table-cell>
          <table:table-cell table:formula="of:=[.D12]-[.D$28]" office:value-type="float" office:value="485.3543302136" calcext:value-type="float">
            <text:p>485.3543302136</text:p>
          </table:table-cell>
          <table:table-cell table:formula="of:=[.G12]-[.G$23]" office:value-type="float" office:value="38.7519" calcext:value-type="float">
            <text:p>38.7519</text:p>
          </table:table-cell>
          <table:table-cell table:formula="of:=[SuperScopeNetLength.B12]*5.5" office:value-type="float" office:value="265.2804" calcext:value-type="float">
            <text:p>265.28040000000</text:p>
          </table:table-cell>
          <table:table-cell table:formula="of:=[.G12]-[.G$28]" office:value-type="float" office:value="67.804" calcext:value-type="float">
            <text:p>67.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 </text:p>
          </table:table-cell>
          <table:table-cell/>
          <table:table-cell table:formula="of:=[.D13]-[.D$23]" office:value-type="float" office:value="-241.58661392681" calcext:value-type="float">
            <text:p>-241.5866139268</text:p>
          </table:table-cell>
          <table:table-cell table:formula="of:=[SuperScopeNetLength.B13]*39.3700787" office:value-type="float" office:value="1379.94881749009" calcext:value-type="float">
            <text:p>1379.9488174901</text:p>
          </table:table-cell>
          <table:table-cell table:formula="of:=[.D13]-[.D$28]" office:value-type="float" office:value="-33.6259842176701" calcext:value-type="float">
            <text:p>-33.6259842177</text:p>
          </table:table-cell>
          <table:table-cell table:formula="of:=[.G13]-[.G$23]" office:value-type="float" office:value="-33.74965" calcext:value-type="float">
            <text:p>-33.74965</text:p>
          </table:table-cell>
          <table:table-cell table:formula="of:=[SuperScopeNetLength.B13]*5.5" office:value-type="float" office:value="192.77885" calcext:value-type="float">
            <text:p>192.77885000000</text:p>
          </table:table-cell>
          <table:table-cell table:formula="of:=[.G13]-[.G$28]" office:value-type="float" office:value="-4.69755000000001" calcext:value-type="float">
            <text:p>-4.69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 </text:p>
          </table:table-cell>
          <table:table-cell/>
          <table:table-cell table:formula="of:=[.D14]-[.D$23]" office:value-type="float" office:value="105.25590540445" calcext:value-type="float">
            <text:p>105.2559054045</text:p>
          </table:table-cell>
          <table:table-cell table:formula="of:=[SuperScopeNetLength.B14]*39.3700787" office:value-type="float" office:value="1726.79133682135" calcext:value-type="float">
            <text:p>1726.7913368214</text:p>
          </table:table-cell>
          <table:table-cell table:formula="of:=[.D14]-[.D$28]" office:value-type="float" office:value="313.21653511359" calcext:value-type="float">
            <text:p>313.2165351136</text:p>
          </table:table-cell>
          <table:table-cell table:formula="of:=[.G14]-[.G$23]" office:value-type="float" office:value="14.70425" calcext:value-type="float">
            <text:p>14.70425</text:p>
          </table:table-cell>
          <table:table-cell table:formula="of:=[SuperScopeNetLength.B14]*5.5" office:value-type="float" office:value="241.23275" calcext:value-type="float">
            <text:p>241.23275000000</text:p>
          </table:table-cell>
          <table:table-cell table:formula="of:=[.G14]-[.G$28]" office:value-type="float" office:value="43.75635" calcext:value-type="float">
            <text:p>43.75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 </text:p>
          </table:table-cell>
          <table:table-cell/>
          <table:table-cell table:formula="of:=[.D15]-[.D$23]" office:value-type="float" office:value="-161.03543290661" calcext:value-type="float">
            <text:p>-161.0354329066</text:p>
          </table:table-cell>
          <table:table-cell table:formula="of:=[SuperScopeNetLength.B15]*39.3700787" office:value-type="float" office:value="1460.49999851029" calcext:value-type="float">
            <text:p>1460.4999985103</text:p>
          </table:table-cell>
          <table:table-cell table:formula="of:=[.D15]-[.D$28]" office:value-type="float" office:value="46.9251968025299" calcext:value-type="float">
            <text:p>46.9251968025</text:p>
          </table:table-cell>
          <table:table-cell table:formula="of:=[.G15]-[.G$23]" office:value-type="float" office:value="-22.49665" calcext:value-type="float">
            <text:p>-22.49665</text:p>
          </table:table-cell>
          <table:table-cell table:formula="of:=[SuperScopeNetLength.B15]*5.5" office:value-type="float" office:value="204.03185" calcext:value-type="float">
            <text:p>204.03185000000</text:p>
          </table:table-cell>
          <table:table-cell table:formula="of:=[.G15]-[.G$28]" office:value-type="float" office:value="6.55544999999998" calcext:value-type="float">
            <text:p>6.55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0 </text:p>
          </table:table-cell>
          <table:table-cell/>
          <table:table-cell table:formula="of:=[.D16]-[.D$23]" office:value-type="float" office:value="-239.37795251174" calcext:value-type="float">
            <text:p>-239.3779525117</text:p>
          </table:table-cell>
          <table:table-cell table:formula="of:=[SuperScopeNetLength.B16]*39.3700787" office:value-type="float" office:value="1382.15747890516" calcext:value-type="float">
            <text:p>1382.1574789052</text:p>
          </table:table-cell>
          <table:table-cell table:formula="of:=[.D16]-[.D$28]" office:value-type="float" office:value="-31.4173228026002" calcext:value-type="float">
            <text:p>-31.4173228026</text:p>
          </table:table-cell>
          <table:table-cell table:formula="of:=[.G16]-[.G$23]" office:value-type="float" office:value="-33.4411" calcext:value-type="float">
            <text:p>-33.4411</text:p>
          </table:table-cell>
          <table:table-cell table:formula="of:=[SuperScopeNetLength.B16]*5.5" office:value-type="float" office:value="193.0874" calcext:value-type="float">
            <text:p>193.08740000000</text:p>
          </table:table-cell>
          <table:table-cell table:formula="of:=[.G16]-[.G$28]" office:value-type="float" office:value="-4.38900000000001" calcext:value-type="float">
            <text:p>-4.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1 </text:p>
          </table:table-cell>
          <table:table-cell/>
          <table:table-cell table:formula="of:=[.D17]-[.D$23]" office:value-type="float" office:value="-298.45275560109" calcext:value-type="float">
            <text:p>-298.4527556011</text:p>
          </table:table-cell>
          <table:table-cell table:formula="of:=[SuperScopeNetLength.B17]*39.3700787" office:value-type="float" office:value="1323.08267581581" calcext:value-type="float">
            <text:p>1323.0826758158</text:p>
          </table:table-cell>
          <table:table-cell table:formula="of:=[.D17]-[.D$28]" office:value-type="float" office:value="-90.4921258919503" calcext:value-type="float">
            <text:p>-90.492125892</text:p>
          </table:table-cell>
          <table:table-cell table:formula="of:=[.G17]-[.G$23]" office:value-type="float" office:value="-41.69385" calcext:value-type="float">
            <text:p>-41.69385</text:p>
          </table:table-cell>
          <table:table-cell table:formula="of:=[SuperScopeNetLength.B17]*5.5" office:value-type="float" office:value="184.83465" calcext:value-type="float">
            <text:p>184.83465000000</text:p>
          </table:table-cell>
          <table:table-cell table:formula="of:=[.G17]-[.G$28]" office:value-type="float" office:value="-12.64175" calcext:value-type="float">
            <text:p>-12.64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2 </text:p>
          </table:table-cell>
          <table:table-cell/>
          <table:table-cell table:formula="of:=[.D18]-[.D$23]" office:value-type="float" office:value="77.3976377163303" calcext:value-type="float">
            <text:p>77.3976377163</text:p>
          </table:table-cell>
          <table:table-cell table:formula="of:=[SuperScopeNetLength.B18]*39.3700787" office:value-type="float" office:value="1698.93306913323" calcext:value-type="float">
            <text:p>1698.9330691332</text:p>
          </table:table-cell>
          <table:table-cell table:formula="of:=[.D18]-[.D$28]" office:value-type="float" office:value="285.35826742547" calcext:value-type="float">
            <text:p>285.3582674255</text:p>
          </table:table-cell>
          <table:table-cell table:formula="of:=[.G18]-[.G$23]" office:value-type="float" office:value="10.81245" calcext:value-type="float">
            <text:p>10.81245</text:p>
          </table:table-cell>
          <table:table-cell table:formula="of:=[SuperScopeNetLength.B18]*5.5" office:value-type="float" office:value="237.34095" calcext:value-type="float">
            <text:p>237.34095000000</text:p>
          </table:table-cell>
          <table:table-cell table:formula="of:=[.G18]-[.G$28]" office:value-type="float" office:value="39.86455" calcext:value-type="float">
            <text:p>39.86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 </text:p>
          </table:table-cell>
          <table:table-cell/>
          <table:table-cell table:formula="of:=[.D19]-[.D$23]" office:value-type="float" office:value="-264.17716508487" calcext:value-type="float">
            <text:p>-264.1771650849</text:p>
          </table:table-cell>
          <table:table-cell table:formula="of:=[SuperScopeNetLength.B19]*39.3700787" office:value-type="float" office:value="1357.35826633203" calcext:value-type="float">
            <text:p>1357.358266332</text:p>
          </table:table-cell>
          <table:table-cell table:formula="of:=[.D19]-[.D$28]" office:value-type="float" office:value="-56.21653537573" calcext:value-type="float">
            <text:p>-56.2165353757</text:p>
          </table:table-cell>
          <table:table-cell table:formula="of:=[.G19]-[.G$23]" office:value-type="float" office:value="-36.90555" calcext:value-type="float">
            <text:p>-36.90555</text:p>
          </table:table-cell>
          <table:table-cell table:formula="of:=[SuperScopeNetLength.B19]*5.5" office:value-type="float" office:value="189.62295" calcext:value-type="float">
            <text:p>189.62295000000</text:p>
          </table:table-cell>
          <table:table-cell table:formula="of:=[.G19]-[.G$28]" office:value-type="float" office:value="-7.85345000000001" calcext:value-type="float">
            <text:p>-7.8534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+- 10mil</text:p>
          </table:table-cell>
        </table:table-row>
        <table:table-row table:style-name="ro1">
          <table:table-cell office:value-type="string" calcext:value-type="string">
            <text:p>ODT </text:p>
          </table:table-cell>
          <table:table-cell/>
          <table:table-cell table:formula="of:=[.D20]-[.D$23]" office:value-type="float" office:value="-271.1811020856" calcext:value-type="float">
            <text:p>-271.1811020856</text:p>
          </table:table-cell>
          <table:table-cell table:formula="of:=[SuperScopeNetLength.B20]*39.3700787" office:value-type="float" office:value="1350.3543293313" calcext:value-type="float">
            <text:p>1350.3543293313</text:p>
          </table:table-cell>
          <table:table-cell table:formula="of:=[.D20]-[.D$28]" office:value-type="float" office:value="-63.2204723764601" calcext:value-type="float">
            <text:p>-63.2204723765</text:p>
          </table:table-cell>
          <table:table-cell table:formula="of:=[.G20]-[.G$23]" office:value-type="float" office:value="-37.884" calcext:value-type="float">
            <text:p>-37.884</text:p>
          </table:table-cell>
          <table:table-cell table:formula="of:=[SuperScopeNetLength.B20]*5.5" office:value-type="float" office:value="188.6445" calcext:value-type="float">
            <text:p>188.64450000000</text:p>
          </table:table-cell>
          <table:table-cell table:formula="of:=[.G20]-[.G$28]" office:value-type="float" office:value="-8.83190000000002" calcext:value-type="float">
            <text:p>-8.8319</text:p>
          </table:table-cell>
          <table:table-cell office:value-type="string" calcext:value-type="string">
            <text:p>DQS-DQ</text:p>
          </table:table-cell>
          <table:table-cell office:value-type="string" calcext:value-type="string">
            <text:p>+-150mil</text:p>
          </table:table-cell>
        </table:table-row>
        <table:table-row table:style-name="ro1">
          <table:table-cell office:value-type="string" calcext:value-type="string">
            <text:p>RSTN </text:p>
          </table:table-cell>
          <table:table-cell/>
          <table:table-cell table:formula="of:=[.D21]-[.D$23]" office:value-type="float" office:value="-164.36220455676" calcext:value-type="float">
            <text:p>-164.3622045568</text:p>
          </table:table-cell>
          <table:table-cell table:formula="of:=[SuperScopeNetLength.B21]*39.3700787" office:value-type="float" office:value="1457.17322686014" calcext:value-type="float">
            <text:p>1457.1732268601</text:p>
          </table:table-cell>
          <table:table-cell table:formula="of:=[.D21]-[.D$28]" office:value-type="float" office:value="43.5984251523798" calcext:value-type="float">
            <text:p>43.5984251524</text:p>
          </table:table-cell>
          <table:table-cell table:formula="of:=[.G21]-[.G$23]" office:value-type="float" office:value="-22.9614" calcext:value-type="float">
            <text:p>-22.9614</text:p>
          </table:table-cell>
          <table:table-cell table:formula="of:=[SuperScopeNetLength.B21]*5.5" office:value-type="float" office:value="203.5671" calcext:value-type="float">
            <text:p>203.56710000000</text:p>
          </table:table-cell>
          <table:table-cell table:formula="of:=[.G21]-[.G$28]" office:value-type="float" office:value="6.0907" calcext:value-type="float">
            <text:p>6.0907</text:p>
          </table:table-cell>
          <table:table-cell office:value-type="string" calcext:value-type="string">
            <text:p>DQS-CK</text:p>
          </table:table-cell>
          <table:table-cell office:value-type="string" calcext:value-type="string">
            <text:p>+-250mil</text:p>
          </table:table-cell>
        </table:table-row>
        <table:table-row table:style-name="ro1">
          <table:table-cell office:value-type="string" calcext:value-type="string">
            <text:p>CK </text:p>
          </table:table-cell>
          <table:table-cell/>
          <table:table-cell table:formula="of:=[.D22]-[.D$23]" office:value-type="float" office:value="-3.3661417288497" calcext:value-type="float">
            <text:p>-3.3661417288</text:p>
          </table:table-cell>
          <table:table-cell table:formula="of:=[SuperScopeNetLength.B22]*39.3700787" office:value-type="float" office:value="1618.16928968805" calcext:value-type="float">
            <text:p>1618.1692896881</text:p>
          </table:table-cell>
          <table:table-cell table:formula="of:=[.D22]-[.D$28]" office:value-type="float" office:value="204.59448798029" calcext:value-type="float">
            <text:p>204.5944879803</text:p>
          </table:table-cell>
          <table:table-cell table:formula="of:=[.G22]-[.G$23]" office:value-type="float" office:value="-0.470250000000021" calcext:value-type="float">
            <text:p>-0.47025</text:p>
          </table:table-cell>
          <table:table-cell table:formula="of:=[SuperScopeNetLength.B22]*5.5" office:value-type="float" office:value="226.05825" calcext:value-type="float">
            <text:p>226.05825000000</text:p>
          </table:table-cell>
          <table:table-cell table:formula="of:=[.G22]-[.G$28]" office:value-type="float" office:value="28.58185" calcext:value-type="float">
            <text:p>28.58185</text:p>
          </table:table-cell>
          <table:table-cell office:value-type="string" calcext:value-type="string">
            <text:p>CK-ADD/CTR</text:p>
          </table:table-cell>
          <table:table-cell office:value-type="string" calcext:value-type="string">
            <text:p>+-300mil</text:p>
          </table:table-cell>
        </table:table-row>
        <table:table-row table:style-name="ro1">
          <table:table-cell office:value-type="string" calcext:value-type="string">
            <text:p>CKN </text:p>
          </table:table-cell>
          <table:table-cell table:formula="of:=[.D22]-[.D23]" office:value-type="float" office:value="-3.3661417288497" calcext:value-type="float">
            <text:p>-3.3661417288</text:p>
          </table:table-cell>
          <table:table-cell table:formula="of:=[.D23]-[.D$23]" office:value-type="float" office:value="0" calcext:value-type="float">
            <text:p>0</text:p>
          </table:table-cell>
          <table:table-cell table:formula="of:=[SuperScopeNetLength.B23]*39.3700787" office:value-type="float" office:value="1621.5354314169" calcext:value-type="float">
            <text:p>1621.5354314169</text:p>
          </table:table-cell>
          <table:table-cell table:formula="of:=[.D23]-[.D$28]" office:value-type="float" office:value="207.96062970914" calcext:value-type="float">
            <text:p>207.9606297091</text:p>
          </table:table-cell>
          <table:table-cell table:formula="of:=[.G23]-[.G$23]" office:value-type="float" office:value="0" calcext:value-type="float">
            <text:p>0</text:p>
          </table:table-cell>
          <table:table-cell table:formula="of:=[SuperScopeNetLength.B23]*5.5" office:value-type="float" office:value="226.5285" calcext:value-type="float">
            <text:p>226.52850000000</text:p>
          </table:table-cell>
          <table:table-cell table:formula="of:=[.G23]-[.G$28]" office:value-type="float" office:value="29.0521" calcext:value-type="float">
            <text:p>29.0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N </text:p>
          </table:table-cell>
          <table:table-cell/>
          <table:table-cell table:formula="of:=[.D24]-[.D$23]" office:value-type="float" office:value="-181.46850375191" calcext:value-type="float">
            <text:p>-181.4685037519</text:p>
          </table:table-cell>
          <table:table-cell table:formula="of:=[SuperScopeNetLength.B24]*39.3700787" office:value-type="float" office:value="1440.06692766499" calcext:value-type="float">
            <text:p>1440.066927665</text:p>
          </table:table-cell>
          <table:table-cell table:formula="of:=[.D24]-[.D$28]" office:value-type="float" office:value="26.49212595723" calcext:value-type="float">
            <text:p>26.4921259572</text:p>
          </table:table-cell>
          <table:table-cell table:formula="of:=[.G24]-[.G$23]" office:value-type="float" office:value="-25.35115" calcext:value-type="float">
            <text:p>-25.35115</text:p>
          </table:table-cell>
          <table:table-cell table:formula="of:=[SuperScopeNetLength.B24]*5.5" office:value-type="float" office:value="201.17735" calcext:value-type="float">
            <text:p>201.17735000000</text:p>
          </table:table-cell>
          <table:table-cell table:formula="of:=[.G24]-[.G$28]" office:value-type="float" office:value="3.70094999999998" calcext:value-type="float">
            <text:p>3.70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N </text:p>
          </table:table-cell>
          <table:table-cell/>
          <table:table-cell table:formula="of:=[.D25]-[.D$23]" office:value-type="float" office:value="-323.83070833111" calcext:value-type="float">
            <text:p>-323.8307083311</text:p>
          </table:table-cell>
          <table:table-cell table:formula="of:=[SuperScopeNetLength.B25]*39.3700787" office:value-type="float" office:value="1297.70472308579" calcext:value-type="float">
            <text:p>1297.7047230858</text:p>
          </table:table-cell>
          <table:table-cell table:formula="of:=[.D25]-[.D$28]" office:value-type="float" office:value="-115.87007862197" calcext:value-type="float">
            <text:p>-115.870078622</text:p>
          </table:table-cell>
          <table:table-cell table:formula="of:=[.G25]-[.G$23]" office:value-type="float" office:value="-45.23915" calcext:value-type="float">
            <text:p>-45.23915</text:p>
          </table:table-cell>
          <table:table-cell table:formula="of:=[SuperScopeNetLength.B25]*5.5" office:value-type="float" office:value="181.28935" calcext:value-type="float">
            <text:p>181.28935000000</text:p>
          </table:table-cell>
          <table:table-cell table:formula="of:=[.G25]-[.G$28]" office:value-type="float" office:value="-16.18705" calcext:value-type="float">
            <text:p>-16.18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 </text:p>
          </table:table-cell>
          <table:table-cell/>
          <table:table-cell table:formula="of:=[.D26]-[.D$23]" office:value-type="float" office:value="-282.42519656232" calcext:value-type="float">
            <text:p>-282.4251965623</text:p>
          </table:table-cell>
          <table:table-cell table:formula="of:=[SuperScopeNetLength.B26]*39.3700787" office:value-type="float" office:value="1339.11023485458" calcext:value-type="float">
            <text:p>1339.1102348546</text:p>
          </table:table-cell>
          <table:table-cell table:formula="of:=[.D26]-[.D$28]" office:value-type="float" office:value="-74.4645668531803" calcext:value-type="float">
            <text:p>-74.4645668532</text:p>
          </table:table-cell>
          <table:table-cell table:formula="of:=[.G26]-[.G$23]" office:value-type="float" office:value="-39.4548" calcext:value-type="float">
            <text:p>-39.4548</text:p>
          </table:table-cell>
          <table:table-cell table:formula="of:=[SuperScopeNetLength.B26]*5.5" office:value-type="float" office:value="187.0737" calcext:value-type="float">
            <text:p>187.07370000000</text:p>
          </table:table-cell>
          <table:table-cell table:formula="of:=[.G26]-[.G$28]" office:value-type="float" office:value="-10.4027" calcext:value-type="float">
            <text:p>-10.4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QSN </text:p>
          </table:table-cell>
          <table:table-cell/>
          <table:table-cell table:formula="of:=[.D27]-[.D$23]" office:value-type="float" office:value="-205.07086593256" calcext:value-type="float">
            <text:p>-205.0708659326</text:p>
          </table:table-cell>
          <table:table-cell table:formula="of:=[SuperScopeNetLength.B27]*39.3700787" office:value-type="float" office:value="1416.46456548434" calcext:value-type="float">
            <text:p>1416.4645654843</text:p>
          </table:table-cell>
          <table:table-cell table:formula="of:=[.D27]-[.D$28]" office:value-type="float" office:value="2.88976377657991" calcext:value-type="float">
            <text:p>2.8897637766</text:p>
          </table:table-cell>
          <table:table-cell table:formula="of:=[.G27]-[.G$23]" office:value-type="float" office:value="-28.6484" calcext:value-type="float">
            <text:p>-28.6484</text:p>
          </table:table-cell>
          <table:table-cell table:formula="of:=[SuperScopeNetLength.B27]*5.5" office:value-type="float" office:value="197.8801" calcext:value-type="float">
            <text:p>197.88010000000</text:p>
          </table:table-cell>
          <table:table-cell table:formula="of:=[.G27]-[.G$28]" office:value-type="float" office:value="0.403699999999986" calcext:value-type="float">
            <text:p>0.4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QS </text:p>
          </table:table-cell>
          <table:table-cell table:formula="of:=[.D27]-[.D28]" office:value-type="float" office:value="2.88976377657991" calcext:value-type="float">
            <text:p>2.8897637766</text:p>
          </table:table-cell>
          <table:table-cell table:formula="of:=[.D28]-[.D$23]" office:value-type="float" office:value="-207.96062970914" calcext:value-type="float">
            <text:p>-207.9606297091</text:p>
          </table:table-cell>
          <table:table-cell table:formula="of:=[SuperScopeNetLength.B28]*39.3700787" office:value-type="float" office:value="1413.57480170776" calcext:value-type="float">
            <text:p>1413.5748017078</text:p>
          </table:table-cell>
          <table:table-cell table:formula="of:=[.D28]-[.D$28]" office:value-type="float" office:value="0" calcext:value-type="float">
            <text:p>0</text:p>
          </table:table-cell>
          <table:table-cell table:formula="of:=[.G28]-[.G$23]" office:value-type="float" office:value="-29.0521" calcext:value-type="float">
            <text:p>-29.0521</text:p>
          </table:table-cell>
          <table:table-cell table:formula="of:=[SuperScopeNetLength.B28]*5.5" office:value-type="float" office:value="197.4764" calcext:value-type="float">
            <text:p>197.47640000000</text:p>
          </table:table-cell>
          <table:table-cell table:formula="of:=[.G28]-[.G$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0 </text:p>
          </table:table-cell>
          <table:table-cell/>
          <table:table-cell table:formula="of:=[.D29]-[.D$23]" office:value-type="float" office:value="-324.79133825139" calcext:value-type="float">
            <text:p>-324.7913382514</text:p>
          </table:table-cell>
          <table:table-cell table:formula="of:=[SuperScopeNetLength.B29]*39.3700787" office:value-type="float" office:value="1296.74409316551" calcext:value-type="float">
            <text:p>1296.7440931655</text:p>
          </table:table-cell>
          <table:table-cell table:formula="of:=[.D29]-[.D$28]" office:value-type="float" office:value="-116.83070854225" calcext:value-type="float">
            <text:p>-116.8307085423</text:p>
          </table:table-cell>
          <table:table-cell table:formula="of:=[.G29]-[.G$23]" office:value-type="float" office:value="-45.37335" calcext:value-type="float">
            <text:p>-45.37335</text:p>
          </table:table-cell>
          <table:table-cell table:formula="of:=[SuperScopeNetLength.B29]*5.5" office:value-type="float" office:value="181.15515" calcext:value-type="float">
            <text:p>181.15515000000</text:p>
          </table:table-cell>
          <table:table-cell table:formula="of:=[.G29]-[.G$28]" office:value-type="float" office:value="-16.32125" calcext:value-type="float">
            <text:p>-16.32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1 </text:p>
          </table:table-cell>
          <table:table-cell/>
          <table:table-cell table:formula="of:=[.D30]-[.D$23]" office:value-type="float" office:value="-327.61417289418" calcext:value-type="float">
            <text:p>-327.6141728942</text:p>
          </table:table-cell>
          <table:table-cell table:formula="of:=[SuperScopeNetLength.B30]*39.3700787" office:value-type="float" office:value="1293.92125852272" calcext:value-type="float">
            <text:p>1293.9212585227</text:p>
          </table:table-cell>
          <table:table-cell table:formula="of:=[.D30]-[.D$28]" office:value-type="float" office:value="-119.65354318504" calcext:value-type="float">
            <text:p>-119.653543185</text:p>
          </table:table-cell>
          <table:table-cell table:formula="of:=[.G30]-[.G$23]" office:value-type="float" office:value="-45.7677" calcext:value-type="float">
            <text:p>-45.7677</text:p>
          </table:table-cell>
          <table:table-cell table:formula="of:=[SuperScopeNetLength.B30]*5.5" office:value-type="float" office:value="180.7608" calcext:value-type="float">
            <text:p>180.76080000000</text:p>
          </table:table-cell>
          <table:table-cell table:formula="of:=[.G30]-[.G$28]" office:value-type="float" office:value="-16.7156" calcext:value-type="float">
            <text:p>-16.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2 </text:p>
          </table:table-cell>
          <table:table-cell/>
          <table:table-cell table:formula="of:=[.D31]-[.D$23]" office:value-type="float" office:value="-348.9370075181" calcext:value-type="float">
            <text:p>-348.9370075181</text:p>
          </table:table-cell>
          <table:table-cell table:formula="of:=[SuperScopeNetLength.B31]*39.3700787" office:value-type="float" office:value="1272.5984238988" calcext:value-type="float">
            <text:p>1272.5984238988</text:p>
          </table:table-cell>
          <table:table-cell table:formula="of:=[.D31]-[.D$28]" office:value-type="float" office:value="-140.97637780896" calcext:value-type="float">
            <text:p>-140.976377809</text:p>
          </table:table-cell>
          <table:table-cell table:formula="of:=[.G31]-[.G$23]" office:value-type="float" office:value="-48.7465" calcext:value-type="float">
            <text:p>-48.7465</text:p>
          </table:table-cell>
          <table:table-cell table:formula="of:=[SuperScopeNetLength.B31]*5.5" office:value-type="float" office:value="177.782" calcext:value-type="float">
            <text:p>177.78200000000</text:p>
          </table:table-cell>
          <table:table-cell table:formula="of:=[.G31]-[.G$28]" office:value-type="float" office:value="-19.6944" calcext:value-type="float">
            <text:p>-19.6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3 </text:p>
          </table:table-cell>
          <table:table-cell/>
          <table:table-cell table:formula="of:=[.D32]-[.D$23]" office:value-type="float" office:value="-283.27165325437" calcext:value-type="float">
            <text:p>-283.2716532544</text:p>
          </table:table-cell>
          <table:table-cell table:formula="of:=[SuperScopeNetLength.B32]*39.3700787" office:value-type="float" office:value="1338.26377816253" calcext:value-type="float">
            <text:p>1338.2637781625</text:p>
          </table:table-cell>
          <table:table-cell table:formula="of:=[.D32]-[.D$28]" office:value-type="float" office:value="-75.31102354523" calcext:value-type="float">
            <text:p>-75.3110235452</text:p>
          </table:table-cell>
          <table:table-cell table:formula="of:=[.G32]-[.G$23]" office:value-type="float" office:value="-39.57305" calcext:value-type="float">
            <text:p>-39.57305</text:p>
          </table:table-cell>
          <table:table-cell table:formula="of:=[SuperScopeNetLength.B32]*5.5" office:value-type="float" office:value="186.95545" calcext:value-type="float">
            <text:p>186.95545000000</text:p>
          </table:table-cell>
          <table:table-cell table:formula="of:=[.G32]-[.G$28]" office:value-type="float" office:value="-10.52095" calcext:value-type="float">
            <text:p>-10.52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4 </text:p>
          </table:table-cell>
          <table:table-cell/>
          <table:table-cell table:formula="of:=[.D33]-[.D$23]" office:value-type="float" office:value="-335.16929099671" calcext:value-type="float">
            <text:p>-335.1692909967</text:p>
          </table:table-cell>
          <table:table-cell table:formula="of:=[SuperScopeNetLength.B33]*39.3700787" office:value-type="float" office:value="1286.36614042019" calcext:value-type="float">
            <text:p>1286.3661404202</text:p>
          </table:table-cell>
          <table:table-cell table:formula="of:=[.D33]-[.D$28]" office:value-type="float" office:value="-127.20866128757" calcext:value-type="float">
            <text:p>-127.2086612876</text:p>
          </table:table-cell>
          <table:table-cell table:formula="of:=[.G33]-[.G$23]" office:value-type="float" office:value="-46.82315" calcext:value-type="float">
            <text:p>-46.82315</text:p>
          </table:table-cell>
          <table:table-cell table:formula="of:=[SuperScopeNetLength.B33]*5.5" office:value-type="float" office:value="179.70535" calcext:value-type="float">
            <text:p>179.70535000000</text:p>
          </table:table-cell>
          <table:table-cell table:formula="of:=[.G33]-[.G$28]" office:value-type="float" office:value="-17.77105" calcext:value-type="float">
            <text:p>-17.77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5 </text:p>
          </table:table-cell>
          <table:table-cell/>
          <table:table-cell table:formula="of:=[.D34]-[.D$23]" office:value-type="float" office:value="-249.75590525706" calcext:value-type="float">
            <text:p>-249.7559052571</text:p>
          </table:table-cell>
          <table:table-cell table:formula="of:=[SuperScopeNetLength.B34]*39.3700787" office:value-type="float" office:value="1371.77952615984" calcext:value-type="float">
            <text:p>1371.7795261598</text:p>
          </table:table-cell>
          <table:table-cell table:formula="of:=[.D34]-[.D$28]" office:value-type="float" office:value="-41.79527554792" calcext:value-type="float">
            <text:p>-41.7952755479</text:p>
          </table:table-cell>
          <table:table-cell table:formula="of:=[.G34]-[.G$23]" office:value-type="float" office:value="-34.8909" calcext:value-type="float">
            <text:p>-34.8909</text:p>
          </table:table-cell>
          <table:table-cell table:formula="of:=[SuperScopeNetLength.B34]*5.5" office:value-type="float" office:value="191.6376" calcext:value-type="float">
            <text:p>191.63760000000</text:p>
          </table:table-cell>
          <table:table-cell table:formula="of:=[.G34]-[.G$28]" office:value-type="float" office:value="-5.83880000000002" calcext:value-type="float">
            <text:p>-5.8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6 </text:p>
          </table:table-cell>
          <table:table-cell/>
          <table:table-cell table:formula="of:=[.D35]-[.D$23]" office:value-type="float" office:value="-304.75984220883" calcext:value-type="float">
            <text:p>-304.7598422088</text:p>
          </table:table-cell>
          <table:table-cell table:formula="of:=[SuperScopeNetLength.B35]*39.3700787" office:value-type="float" office:value="1316.77558920807" calcext:value-type="float">
            <text:p>1316.7755892081</text:p>
          </table:table-cell>
          <table:table-cell table:formula="of:=[.D35]-[.D$28]" office:value-type="float" office:value="-96.7992124996902" calcext:value-type="float">
            <text:p>-96.7992124997</text:p>
          </table:table-cell>
          <table:table-cell table:formula="of:=[.G35]-[.G$23]" office:value-type="float" office:value="-42.57495" calcext:value-type="float">
            <text:p>-42.57495</text:p>
          </table:table-cell>
          <table:table-cell table:formula="of:=[SuperScopeNetLength.B35]*5.5" office:value-type="float" office:value="183.95355" calcext:value-type="float">
            <text:p>183.95355000000</text:p>
          </table:table-cell>
          <table:table-cell table:formula="of:=[.G35]-[.G$28]" office:value-type="float" office:value="-13.52285" calcext:value-type="float">
            <text:p>-13.5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7 </text:p>
          </table:table-cell>
          <table:table-cell/>
          <table:table-cell table:formula="of:=[.D36]-[.D$23]" office:value-type="float" office:value="-285.7874012833" calcext:value-type="float">
            <text:p>-285.7874012833</text:p>
          </table:table-cell>
          <table:table-cell table:formula="of:=[SuperScopeNetLength.B36]*39.3700787" office:value-type="float" office:value="1335.7480301336" calcext:value-type="float">
            <text:p>1335.7480301336</text:p>
          </table:table-cell>
          <table:table-cell table:formula="of:=[.D36]-[.D$28]" office:value-type="float" office:value="-77.8267715741602" calcext:value-type="float">
            <text:p>-77.8267715742</text:p>
          </table:table-cell>
          <table:table-cell table:formula="of:=[.G36]-[.G$23]" office:value-type="float" office:value="-39.9245" calcext:value-type="float">
            <text:p>-39.9245</text:p>
          </table:table-cell>
          <table:table-cell table:formula="of:=[SuperScopeNetLength.B36]*5.5" office:value-type="float" office:value="186.604" calcext:value-type="float">
            <text:p>186.60400000000</text:p>
          </table:table-cell>
          <table:table-cell table:formula="of:=[.G36]-[.G$28]" office:value-type="float" office:value="-10.8724" calcext:value-type="float">
            <text:p>-10.8724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4:05:17.923209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2T15:42:23</meta:creation-date>
    <dc:date>2015-09-01T20:47:12.368603188</dc:date>
    <meta:editing-duration>PT10H4M56S</meta:editing-duration>
    <meta:editing-cycles>12</meta:editing-cycles>
    <meta:generator>LibreOffice/4.3.3.2$Linux_X86_64 LibreOffice_project/430m0$Build-2</meta:generator>
    <dc:creator>Trond Gran</dc:creator>
    <meta:document-statistic meta:table-count="4" meta:cell-count="408" meta:object-count="0"/>
  </office:meta>
</office:document-meta>
</file>